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3" style:family="table-cell">
      <style:table-cell-properties fo:padding="0.097cm" fo:border-left="0.002cm solid #000000" fo:border-right="none" fo:border-top="none" fo:border-bottom="0.002cm solid #000000"/>
    </style:style>
    <style:style style:name="Tabell2.F1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4</text:p>
          </table:table-cell>
          <table:table-cell table:style-name="Tabell2.A2" office:value-type="string">
            <text:list xml:id="list328320197761802056" text:style-name="L1">
              <text:list-header>
                <text:p text:style-name="P8">CrimeInfo, innehåller "NULL"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13</text:p>
          </table:table-cell>
          <table:table-cell table:style-name="Tabell2.A2" office:value-type="string">
            <text:list xml:id="list22649157" text:continue-numbering="true" text:style-name="L1">
              <text:list-header>
                <text:p text:style-name="P8">Påminna om tidspoäng när de börjar ta slut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3">K-3.11</text:p>
          </table:table-cell>
          <table:table-cell table:style-name="Tabell2.A2" office:value-type="string">
            <text:list xml:id="list22659845" text:continue-numbering="true" text:style-name="L1">
              <text:list-header>
                <text:p text:style-name="P8">Karaktärer säger sitt eget namn ibland</text:p>
              </text:list-header>
            </text:list>
          </table:table-cell>
          <table:table-cell table:style-name="Tabell2.A2" office:value-type="string">
            <text:p text:style-name="Table_20_Contents"><text:s/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3">↑OBS stämmer denna? Har inte märkt av det på sistånde, kontrollera om denna stämmer...↑<text:line-break/>OBS: NYTT: Hittad i: <text:line-break/>"I början när jag flyttade brukade vi ha brädspelskävllar! Det var roligt... Det var alltid jag och Noa mot Kayla och Corey" Detta sägs när det är Corey som pratar...<text:line-break/>OBS uppdatering: Detta fel kan ha berått på att IDT var 18 i funktionen som anropar namn, men kortIDt är 19... nu är detta ändrat! <text:line-break/></text:p>
            <text:p text:style-name="P3">Uppdatering: ↑ Hjälpte inte, problemet återstår fortfarande med samma kort..</text:p>
            <text:p text:style-name="P3"/>
            <text:p text:style-name="P3">Uppdatering: Gjort en ny funktion, "NotOwnerOfThisCard()" Denna verkar ha löst problemet! <text:line-break/><text:line-break/>Uppdatering: Ej löst.</text:p>
            <text:p text:style-name="P3"/>
            <text:p text:style-name="P3">Edit: Löst, jag vart tvungen att ändra på detta: (ny ändrad kod:)<text:line-break/><text:span text:style-name="T9">if(Other == actor &amp;&amp; Other != undefined){</text:span></text:p>
            <text:p text:style-name="P7"><text:s text:c="15"/>//Gammal säkerhetsspärr som förstörde för NotOwnerOfThisCard... EDIT: använder denna, modifierad</text:p>
            <text:p text:style-name="P7"><text:s text:c="15"/>//actor = Other[Math.floor(Math.random() * Other.length + 0)]; &lt;-- oldCode...</text:p>
            <text:p text:style-name="P7"><text:s text:c="15"/>var CompatibleOtherArr = NotOwnerOfThisCard(ID, Other);</text:p>
            <text:p text:style-name="P7"><text:s text:c="15"/>actor = CompatibleOtherArr[Math.floor(Math.random() * CompatibleOtherArr.length + 0)];</text:p>
            <text:p text:style-name="P7"><text:s text:c="11"/>}</text:p>
            <text:p text:style-name="P7"/>
            <text:p text:style-name="P7">OBS! Jag har gjort några nya funktioner för att underlätta debbugningen av detta problem:<text:line-break/>-getOwnerOfCard()</text:p>
            <text:p text:style-name="P7">-findCardByID()</text:p>
            <text:p text:style-name="P7">-NotOwnerOfThisCard()</text:p>
            <text:p text:style-name="P7">↑Dessa två används för att ta fram rätt data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6</text:p>
          </table:table-cell>
          <table:table-cell table:style-name="Tabell2.A2" office:value-type="string">
            <text:list xml:id="list22677549" text:continue-numbering="true" text:style-name="L1">
              <text:list-header>
                <text:p text:style-name="P8">Tidspoäng som tar slut i konversation täcker GameOver skylt.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P3">K-3.7 </text:p>
          </table:table-cell>
          <table:table-cell table:style-name="Tabell2.A2" office:value-type="string">
            <text:list xml:id="list22675894" text:continue-numbering="true" text:style-name="L1">
              <text:list-header>
                <text:p text:style-name="P8">ibland är allt inte klartladdat när spelet startats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3">↑↑Nu startas spelet varje gång, men ibland så startas splet och vissa delar saknar bildreferenser...↑</text:p>
            <text:p text:style-name="P3">Check! -Fix = gör allt bildmaterial mycket mindre i plats för att fixa restrerande (? Möjlig lösning..? ) 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Summa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>17h</text:p>
          </table:table-cell>
          <table:table-cell table:style-name="Tabell2.F13" office:value-type="string">
            <text:p text:style-name="Table_20_Contents">16h</text:p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sedan föregående iteration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3" office:value-type="string">
            <text:p text:style-name="Table_20_Contents">204h</text:p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totalt i projektet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3" office:value-type="string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Kvar</text:p>
          </table:table-cell>
          <table:table-cell table:style-name="Tabell2.A13" office:value-type="string">
            <text:p text:style-name="Table_20_Contents"/>
          </table:table-cell>
          <table:table-cell table:style-name="Tabell2.F13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22661525" text:continue-numbering="true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68871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58639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61901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661315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74566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63297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68540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649787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69981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72775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657863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22H2M18S</meta:editing-duration>
    <meta:editing-cycles>248</meta:editing-cycles>
    <meta:generator>OpenOffice.org/3.4.1$Win32 OpenOffice.org_project/341m1$Build-9593</meta:generator>
    <dc:date>2014-07-19T02:50:41.45</dc:date>
    <meta:document-statistic meta:table-count="2" meta:image-count="0" meta:object-count="0" meta:page-count="4" meta:paragraph-count="136" meta:word-count="874" meta:character-count="5310"/>
    <meta:user-defined meta:name="Info 1"/>
    <meta:user-defined meta:name="Info 2"/>
    <meta:user-defined meta:name="Info 3"/>
    <meta:user-defined meta:name="Info 4"/>
  </office:meta>
</office:document-meta>
</file>